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paragraph-properties fo:text-align="center" style:justify-single-word="false"/>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use-window-font-color="true" style:font-name="Times New Roman" fo:background-color="transparen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7"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Text_20_body" style:list-style-name="">
      <style:paragraph-properties fo:text-align="center" style:justify-single-word="false"/>
    </style:style>
    <style:style style:name="P21" style:family="paragraph" style:parent-style-name="Text_20_body" style:list-style-name="">
      <style:paragraph-properties fo:text-align="center" style:justify-single-word="false"/>
    </style:style>
    <style:style style:name="P22" style:family="paragraph" style:parent-style-name="Text_20_body">
      <style:text-properties style:text-underline-style="solid" style:text-underline-width="auto" style:text-underline-color="font-color"/>
    </style:style>
    <style:style style:name="P23" style:family="paragraph" style:parent-style-name="Heading_20_1" style:list-style-name="">
      <style:paragraph-properties fo:text-align="center" style:justify-single-word="false"/>
    </style:style>
    <style:style style:name="P24" style:family="paragraph" style:parent-style-name="Heading_20_1">
      <style:paragraph-properties fo:break-before="page"/>
    </style:style>
    <style:style style:name="P25" style:family="paragraph" style:parent-style-name="Heading_20_1" style:list-style-name="">
      <style:paragraph-properties fo:text-align="center" style:justify-single-word="false" fo:break-before="page"/>
    </style:style>
    <style:style style:name="P26" style:family="paragraph" style:parent-style-name="Heading_20_2">
      <style:paragraph-properties fo:break-before="page"/>
    </style:style>
    <style:style style:name="P27" style:family="paragraph" style:parent-style-name="Contents_20_1">
      <style:text-properties style:text-underline-style="none"/>
    </style:style>
    <style:style style:name="P28"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style:num-suffix="." text:bullet-char="•">
        <style:list-level-properties text:space-before="12.47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OZNÁMKY</text:h>
      <text:p text:style-name="P12">Podtržené věty jsou moje komentáře nebo dotazy.</text:p>
      <text:p text:style-name="P12">Zatím nevkládám žádné obrázky a grafy</text:p>
      <text:p text:style-name="P12">Členění kapitol je zatím pouze nástřel</text:p>
      <text:p text:style-name="P12">Poznámky pod čarou – jejich odkazová část – zatím nesplňují ISO normu.</text:p>
      <text:p text:style-name="P12">Seznam literatury doplním později</text:p>
      <text:p text:style-name="P12">U všech textů uvádím zdroje.</text:p>
      <text:p text:style-name="P12">Tam kde mám dané odkazy přímo v textu z nich budu ještě čerpat.</text:p>
      <text:p text:style-name="P12">Zatím nedodržuji úplně typografii – například kurzívu u názvů, správné odkazy na zdroje atd. Pravděpodobně to nakonec vysázím v DOCBOOKu.</text:p>
      <text:h text:style-name="P25" text:outline-level="1">Nástroje pro migraci webového archivu</text:h>
      <text:p text:style-name="P20"/>
      <text:p text:style-name="P7">(Experimentální název)</text:p>
      <text:h text:style-name="P20" text:outline-level="1">Martin Prokop</text:h>
      <text:h text:style-name="P24" text:outline-level="1">Prohlášení</text:h>
      <text:p text:style-name="P5">(Doplním později)</text:p>
      <text:h text:style-name="P24" text:outline-level="1">Shrnutí</text:h>
      <text:p text:style-name="P5">(Doplním později)</text:p>
      <text:h text:style-name="P24" text:outline-level="1">Klíčová slova</text:h>
      <text:p text:style-name="P5">(Doplním později)</text:p>
      <text:h text:style-name="P24" text:outline-level="1">Obsah</text:h>
      <text:p text:style-name="P5">(Doplním později)</text:p>
      <text:h text:style-name="P24" text:outline-level="1">Úvod</text:h>
      <text:p text:style-name="P5">(Doplním později)</text:p>
      <text:p text:style-name="P5">Budu psát o nutnosti převodu archivu do WARC</text:p>
      <text:h text:style-name="P24"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47568972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8">Dále probíhal vývoj nových nástrojů. Jedná se konkrétně o:</text:p>
      <text:list xml:id="list1097036891"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8">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406907898"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8">Heritrix</text:p>
        </text:list-item>
        <text:list-item>
          <text:p text:style-name="P28">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5">.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text:soft-page-break/>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o havárii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span text:style-name="T14">Celkový obsah stažených dat se blížil 12,5 TB, což představuje obrovský nárust oproti předchozím letům. To vše důsledkem instalace nových serverů.</text:span></text:p>
      <text:p text:style-name="P5">(Je možný tak obrovský nárust?!!!)</text:p>
      <text:h text:style-name="Heading_20_3" text:outline-level="3">Rok 2010</text:h>
      <text:p text:style-name="Text_20_body"/>
      <text:h text:style-name="Heading_20_3" text:outline-level="3">Současnost</text:h>
      <text:p text:style-name="P5"/>
      <text:h text:style-name="P26" text:outline-level="2">Stav projektu</text:h>
      <text:h text:style-name="Heading_20_3" text:outline-level="3">Současný obsah databáze WebArchivu<text:note text:id="ftn27" text:note-class="footnote"><text:note-citation>27</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5">KOLIK TOHO JE TEDY DOHROMADY????!!!!!</text:p>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8" text:note-class="footnote"><text:note-citation>28</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9" text:note-class="footnote"><text:note-citation>29</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0" text:note-class="footnote"><text:note-citation>30</text:note-citation><text:note-body><text:p text:style-name="Footnote">http://www.ikaros.cz/node/4612</text:p></text:note-body></text:note></text:p>
      <text:p text:style-name="Text_20_body">Z toho vyplývá, že monitorování možnosti využití a adaptace se na licenci Creative Commons je jedna <text:soft-page-break/>z velmi důležitých úkolů týmu WebArchivu<text:note text:id="ftn31" text:note-class="footnote"><text:note-citation>31</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2" text:note-class="footnote"><text:note-citation>32</text:note-citation><text:note-body><text:p text:style-name="Footnote">http://www.webarchiv.cz/ccinfo/</text:p></text:note-body></text:note> <text:note text:id="ftn33" text:note-class="footnote"><text:note-citation>33</text:note-citation><text:note-body><text:p text:style-name="Footnote">Webové stránky lokalizovaného projektu: http://www.creativecommons.cz/</text:p></text:note-body></text:note> WebArchiv na svých stránkách přímo poskytuje návod<text:note text:id="ftn34" text:note-class="footnote"><text:note-citation>34</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5" text:note-class="footnote"><text:note-citation>35</text:note-citation><text:note-body><text:p text:style-name="Footnote">http://www.webarchiv.cz/partneri-projektu/</text:p></text:note-body></text:note></text:h>
      <text:p text:style-name="Standard"><text:span text:style-name="T1">Moravská zemská knihovna</text:span><text:span text:style-name="T1"><text:note text:id="ftn36" text:note-class="footnote"><text:note-citation>36</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7" text:note-class="footnote"><text:note-citation>37</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8" text:note-class="footnote"><text:note-citation>38</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9" text:note-class="footnote"><text:note-citation>39</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40" text:note-class="footnote"><text:note-citation>40</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41" text:note-class="footnote"><text:note-citation>41</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text:soft-page-break/>seznam projektů týmu Internet archive je k dohledání na webu<text:note text:id="ftn42" text:note-class="footnote"><text:note-citation>42</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3" text:note-class="footnote"><text:note-citation>43</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4" text:note-class="footnote"><text:note-citation>44</text:note-citation><text:note-body><text:p text:style-name="Footnote"><text:a xlink:type="simple" xlink:href="http://www.ndk.cz/webarchiv">http://www.ndk.cz/webarchiv</text:a></text:p></text:note-body></text:note>, která projekt řeší a samozřejmě na stránkách WebArchivu<text:note text:id="ftn45" text:note-class="footnote"><text:note-citation>45</text:note-citation><text:note-body><text:p text:style-name="Footnote">http://www.webarchiv.cz</text:p></text:note-body></text:note>. K nalezení jsou jak tiskové zprávy, z kterých jsem čerpal při popisování stavu projektu a jeho cílech a záměrech, tak další dokumenty<text:note text:id="ftn46" text:note-class="footnote"><text:note-citation>46</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7" text:note-class="footnote"><text:note-citation>47</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8" text:note-class="footnote"><text:note-citation>48</text:note-citation><text:note-body><text:p text:style-name="Footnote">http://www.ndk.cz/narodni-dk</text:p></text:note-body></text:note> nelze nalézt prakticky žádné informace.</text:p>
      <text:h text:style-name="P26" text:outline-level="2">Kritéria výběru webových zdrojů<text:span text:style-name="T2"><text:note text:id="ftn49" text:note-class="footnote"><text:note-citation>49</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0" text:note-class="footnote"><text:note-citation>50</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1" text:note-class="footnote"><text:note-citation>51</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2" text:note-class="footnote"><text:note-citation>52</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3" text:note-class="footnote"><text:note-citation>53</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4" text:note-class="footnote"><text:note-citation>54</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5" text:note-class="footnote"><text:note-citation>55</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6" text:note-class="footnote"><text:note-citation>56</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7" text:note-class="footnote"><text:note-citation>57</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text:span></text:span><text:soft-page-break/><text:span text:style-name="Strong_20_Emphasis"><text:span text:style-name="T5">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58" text:note-class="footnote"><text:note-citation>58</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59" text:note-class="footnote"><text:note-citation>59</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5">(Je to pravda?)</text:span></text:span></text:p>
      <text:h text:style-name="Heading_20_3" text:outline-level="3"><text:span text:style-name="Strong_20_Emphasis">Zpřístupnění archivu českého webu</text:span><text:span text:style-name="Strong_20_Emphasis"><text:note text:id="ftn60" text:note-class="footnote"><text:note-citation>60</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5">(Nahradil tuhle práci pak WAADMIN v2 od Brokeš?)</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1" text:note-class="footnote"><text:note-citation>61</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6" text:outline-level="2">Nástroje související s projektem WebArchiv</text:h>
      <text:p text:style-name="P5">(Které z toho mám řešit? Jen ty co primo používam? - warctools,heritrix,jhove?)</text:p>
      <text:h text:style-name="Heading_20_3" text:outline-level="3">APACHE TOMCAT<text:note text:id="ftn62" text:note-class="footnote"><text:note-citation>62</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5">(Mám být konkrétnější? Asi není třeba co dodávat ne?)</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 <text:note text:id="ftn63" text:note-class="footnote"><text:note-citation>63</text:note-citation><text:note-body><text:p text:style-name="Footnote">http://is.muni.cz/th/49968/fi_m</text:p></text:note-body></text:note> Tento nástroj byl používán ve WebArchivu v kombinaci s nástrojem WERA a NutchWAX.</text:p>
      <text:h text:style-name="Heading_20_3" text:outline-level="3">DeDuplicator <text:note text:id="ftn64" text:note-class="footnote"><text:note-citation>64</text:note-citation><text:note-body><text:p text:style-name="Footnote">http://deduplicator.sourceforge.net/</text:p></text:note-body></text:note></text:h>
      <text:p text:style-name="P14">Jedná se o modul programu Heritrix, který má na starost zachytávání duplicitních souborů v rámci série sklizní. Modul vyvíj<text:span text:style-name="T12">í</text:span><text:span text:style-name="T7"> National and University Library of Iceland. Pro tuto bakalářskou práci je důležitý právě proto, že při převodu ARC do WARC bude snaha minimalizovat počet duplicitních archivovaných souborů.</text:span></text:p>
      <text:h text:style-name="Heading_20_3" text:outline-level="3">WARC-TOOLS<text:note text:id="ftn65" text:note-class="footnote"><text:note-citation>65</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HANZO / WARC-TOOLS<text:note text:id="ftn66" text:note-class="footnote"><text:note-citation>6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HERITRIX<text:note text:id="ftn67" text:note-class="footnote"><text:note-citation>67</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8" text:note-class="footnote"><text:note-citation>68</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9" text:note-class="footnote"><text:note-citation>69</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Text_20_body">Podrobně se budu tímto programem zabývat části věnované migraci archivů.</text:p>
      <text:h text:style-name="Heading_20_3" text:outline-level="3">NetarchiveSuite<text:note text:id="ftn70" text:note-class="footnote"><text:note-citation>7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1" text:note-class="footnote"><text:note-citation>71</text:note-citation><text:note-body><text:p text:style-name="Footnote">Dostupné na: http.//netarchive.dk</text:p></text:note-body></text:note> vznikl v roce 2005 a do dnes obsahuje téměř 160TB dat.</text:p>
      <text:h text:style-name="Heading_20_3" text:outline-level="3">NutchWAX<text:note text:id="ftn72" text:note-class="footnote"><text:note-citation>72</text:note-citation><text:note-body><text:p text:style-name="Footnote">http://archive-access.sourceforge.net/projects/nutch/</text:p></text:note-body></text:note></text:h>
      <text:p text:style-name="P17">Tento nástroj používá WebArchiv pro fulltextové vyhledávání ve svém archivu. Je tedy napojen na <text:soft-page-break/>nástroj WayBack, který nenabízí možnost fulltextové vyhledávání v archivu. Nástroj byl v projektu WebArchiv používán v kombinaci s nástroji WERA a ARCRetriever.</text:p>
      <text:p text:style-name="P8"><text:span text:style-name="T8">NutchWAX je součást projektu Nutch</text:span><text:span text:style-name="T8"><text:note text:id="ftn73" text:note-class="footnote"><text:note-citation>73</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Text_20_body"><text:span text:style-name="T14">První verze nástroje WA Admin vznikla v roce 2006 jako předmět diplomové práce Lukáše Matějky s názvem </text:span><text:span text:style-name="Strong_20_Emphasis"><text:span text:style-name="T15">Zpřístupnění archivu českého webu</text:span></text:span><text:span text:style-name="Strong_20_Emphasis"><text:span text:style-name="T15"><text:note text:id="ftn74" text:note-class="footnote"><text:note-citation>74</text:note-citation><text:note-body><text:p text:style-name="Footnote">Práce dostupná na: http://is.muni.cz/th/49968/fi_m</text:p></text:note-body></text:note></text:span></text:span><text:span text:style-name="T15">.</text:span><text:span text:style-name="T14"> Od roku 2006 byl také užíván v běžném provozu WebArchivu. </text:span></text:p>
      <text:p text:style-name="P5"><text:span text:style-name="T13">V roce 2009 realizoval Adam Brokeš WA admin v2 v rámci své bakalářské práce s názvem Systém pro správu procesu archivace webových informačních zdrojů</text:span><text:span text:style-name="T13"><text:note text:id="ftn75" text:note-class="footnote"><text:note-citation>75</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p text:style-name="P16">Podrobněji se oběma verzím WA Admina věnuji v části, která se zabývá staršími pracemi na téma WebArchiv.</text:p>
      <text:p text:style-name="P15">(Mám pravdu? Mám být konkrétnější?)</text:p>
      <text:h text:style-name="Heading_20_3" text:outline-level="3">WAYBACK<text:note text:id="ftn76" text:note-class="footnote"><text:note-citation>76</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77" text:note-class="footnote"><text:note-citation>77</text:note-citation><text:note-body><text:p text:style-name="Footnote">http://archive-access.sourceforge.net/projects/waxtoolbar/</text:p></text:note-body></text:note></text:h>
      <text:p text:style-name="P13">Jedná se o rozšíření pro prohlížeč Mozilla Firefox, které má usnadnit prohlížení webového archivu pomocí nástroje WayBack, bohužel byka vydána pouze jedna verze tohoto rozšíření a to v roce 2006. Se současnou verzí prohlížeče Mozilla Firefox není samozřejmě kompatibilní.</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8" text:note-class="footnote"><text:note-citation>78</text:note-citation><text:note-body><text:p text:style-name="Footnote">Práce dostupná na: http://is.muni.cz/th/172585/fi_b/</text:p></text:note-body></text:note></text:span></text:span><text:span text:style-name="Strong_20_Emphasis"><text:span text:style-name="T5">. Nástroj se v současné době </text:span></text:span><text:soft-page-break/><text:span text:style-name="Strong_20_Emphasis"><text:span text:style-name="T5">používá. Podrobnější informace o něm podávám v části mé bakalářské práce věnující se starším pracím na téma WebArchiv.</text:span></text:span></text:p>
      <text:h text:style-name="Heading_20_3" text:outline-level="3">Web Curator Tool<text:note text:id="ftn79" text:note-class="footnote"><text:note-citation>79</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irix, na rozdíl od NetarchiveSuite má Heritrix přímo zabudovaný v sobě.</text:span></text:p>
      <text:h text:style-name="Heading_20_3" text:outline-level="3">WERA<text:note text:id="ftn80" text:note-class="footnote"><text:note-citation>80</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h text:style-name="P24"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1" text:note-class="footnote"><text:note-citation>81</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text:soft-page-break/>je součásti programu WAYBACK. </text:p>
      <text:p text:style-name="P5">(Sem vložím printscreen nějakého CDX indexu)</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2" text:note-class="footnote"><text:note-citation>82</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6"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4" text:outline-level="1">Stav WebArchivu podrobně – analýzy, která provedu jako výzkum z převodu</text:h>
      <text:p text:style-name="P6">Samotná práce – převod a jeho analýza.</text:p>
      <text:h text:style-name="P24" text:outline-level="1">Závěr</text:h>
      <text:h text:style-name="P24"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7T01:05:54</dc:date>
    <dc:creator>Martin Prokop</dc:creator>
    <meta:editing-duration>P1DT17H41M23S</meta:editing-duration>
    <meta:editing-cycles>686</meta:editing-cycles>
    <meta:document-statistic meta:table-count="1" meta:image-count="0" meta:object-count="0" meta:page-count="33" meta:paragraph-count="405" meta:word-count="6182" meta:character-count="44193"/>
  </office:meta>
</office:document-meta>
</file>